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end" style:justify-single-word="false"/>
      <style:text-properties officeooo:rsid="00108c4d" officeooo:paragraph-rsid="00108c4d"/>
    </style:style>
    <style:style style:name="P2" style:family="paragraph" style:parent-style-name="Text_20_body">
      <style:paragraph-properties fo:text-align="start" style:justify-single-word="false"/>
      <style:text-properties officeooo:rsid="00108c4d" officeooo:paragraph-rsid="00108c4d"/>
    </style:style>
    <style:style style:name="P3" style:family="paragraph" style:parent-style-name="Text_20_body">
      <style:text-properties officeooo:rsid="00108c4d" officeooo:paragraph-rsid="00108c4d"/>
    </style:style>
    <style:style style:name="P4" style:family="paragraph" style:parent-style-name="Text_20_body">
      <style:text-properties officeooo:rsid="00108c4d" officeooo:paragraph-rsid="001a3117"/>
    </style:style>
    <style:style style:name="P5" style:family="paragraph" style:parent-style-name="Text_20_body">
      <style:text-properties officeooo:rsid="00108c4d" officeooo:paragraph-rsid="00127bd5"/>
    </style:style>
    <style:style style:name="P6" style:family="paragraph" style:parent-style-name="Text_20_body">
      <style:text-properties officeooo:rsid="00127bd5" officeooo:paragraph-rsid="00127bd5"/>
    </style:style>
    <style:style style:name="P7" style:family="paragraph" style:parent-style-name="Text_20_body">
      <style:text-properties officeooo:rsid="00127bd5" officeooo:paragraph-rsid="00139187"/>
    </style:style>
    <style:style style:name="P8" style:family="paragraph" style:parent-style-name="Text_20_body">
      <style:text-properties officeooo:rsid="001d6dad" officeooo:paragraph-rsid="001d6dad"/>
    </style:style>
    <style:style style:name="P9" style:family="paragraph" style:parent-style-name="Text_20_body">
      <style:text-properties officeooo:rsid="001dee0f" officeooo:paragraph-rsid="001dee0f"/>
    </style:style>
    <style:style style:name="P10" style:family="paragraph" style:parent-style-name="Text_20_body">
      <style:paragraph-properties fo:text-align="start" style:justify-single-word="false"/>
      <style:text-properties officeooo:rsid="0015431a" officeooo:paragraph-rsid="00213851"/>
    </style:style>
    <style:style style:name="P11" style:family="paragraph" style:parent-style-name="Text_20_body">
      <style:paragraph-properties fo:text-align="start" style:justify-single-word="false"/>
      <style:text-properties officeooo:rsid="0016cfa6" officeooo:paragraph-rsid="00196990"/>
    </style:style>
    <style:style style:name="P12" style:family="paragraph" style:parent-style-name="Text_20_body">
      <style:paragraph-properties fo:text-align="start" style:justify-single-word="false"/>
      <style:text-properties officeooo:rsid="0016cfa6" officeooo:paragraph-rsid="00213851"/>
    </style:style>
    <style:style style:name="P13" style:family="paragraph" style:parent-style-name="Text_20_body">
      <style:text-properties officeooo:rsid="00260a92" officeooo:paragraph-rsid="00260a92"/>
    </style:style>
    <style:style style:name="P14" style:family="paragraph" style:parent-style-name="Text_20_body">
      <style:text-properties officeooo:rsid="0026c1cf" officeooo:paragraph-rsid="0026c1cf"/>
    </style:style>
    <style:style style:name="P15" style:family="paragraph" style:parent-style-name="Text_20_body">
      <style:text-properties officeooo:rsid="0026c1cf" officeooo:paragraph-rsid="00286a6e"/>
    </style:style>
    <style:style style:name="P16" style:family="paragraph" style:parent-style-name="Text_20_body">
      <style:text-properties officeooo:rsid="002d524b" officeooo:paragraph-rsid="002d524b"/>
    </style:style>
    <style:style style:name="P17" style:family="paragraph" style:parent-style-name="Text_20_body">
      <style:text-properties officeooo:rsid="002d524b" officeooo:paragraph-rsid="002ec93f"/>
    </style:style>
    <style:style style:name="P18" style:family="paragraph" style:parent-style-name="Text_20_body">
      <style:text-properties officeooo:rsid="002e6812" officeooo:paragraph-rsid="002e6812"/>
    </style:style>
    <style:style style:name="P19" style:family="paragraph" style:parent-style-name="Text_20_body">
      <style:text-properties officeooo:rsid="002c4c44" officeooo:paragraph-rsid="002c4c44"/>
    </style:style>
    <style:style style:name="P20" style:family="paragraph" style:parent-style-name="Text_20_body">
      <style:text-properties officeooo:rsid="002c4c44" officeooo:paragraph-rsid="003738dc"/>
    </style:style>
    <style:style style:name="P21" style:family="paragraph" style:parent-style-name="Text_20_body">
      <style:text-properties officeooo:rsid="0024a54b" officeooo:paragraph-rsid="0024a54b"/>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Standard">
      <style:text-properties officeooo:rsid="002c4c44" officeooo:paragraph-rsid="003738dc"/>
    </style:style>
    <style:style style:name="P26" style:family="paragraph" style:parent-style-name="Text_20_body" style:list-style-name="L1">
      <style:paragraph-properties fo:text-align="start" style:justify-single-word="false"/>
      <style:text-properties officeooo:rsid="0015431a" officeooo:paragraph-rsid="0015431a"/>
    </style:style>
    <style:style style:name="P27" style:family="paragraph" style:parent-style-name="Text_20_body" style:list-style-name="L1">
      <style:paragraph-properties fo:text-align="start" style:justify-single-word="false"/>
      <style:text-properties officeooo:rsid="0015431a" officeooo:paragraph-rsid="00213851"/>
    </style:style>
    <style:style style:name="P28" style:family="paragraph" style:parent-style-name="Text_20_body" style:list-style-name="L2">
      <style:paragraph-properties fo:text-align="start" style:justify-single-word="false"/>
      <style:text-properties officeooo:rsid="0016cfa6" officeooo:paragraph-rsid="0016cfa6"/>
    </style:style>
    <style:style style:name="P29" style:family="paragraph" style:parent-style-name="Text_20_body" style:list-style-name="L3">
      <style:paragraph-properties fo:text-align="start" style:justify-single-word="false"/>
      <style:text-properties officeooo:rsid="0016cfa6" officeooo:paragraph-rsid="00196990"/>
    </style:style>
    <style:style style:name="P30" style:family="paragraph" style:parent-style-name="Text_20_body" style:list-style-name="L1">
      <style:paragraph-properties fo:text-align="start" style:justify-single-word="false"/>
      <style:text-properties officeooo:rsid="0016cfa6" officeooo:paragraph-rsid="00213851"/>
    </style:style>
    <style:style style:name="P31" style:family="paragraph" style:parent-style-name="Text_20_body" style:list-style-name="L2">
      <style:paragraph-properties fo:text-align="start" style:justify-single-word="false"/>
      <style:text-properties officeooo:rsid="0018959c" officeooo:paragraph-rsid="0018959c"/>
    </style:style>
    <style:style style:name="P32" style:family="paragraph" style:parent-style-name="Text_20_body" style:list-style-name="L1">
      <style:paragraph-properties fo:text-align="start" style:justify-single-word="false"/>
      <style:text-properties officeooo:rsid="0018959c" officeooo:paragraph-rsid="0024434a"/>
    </style:style>
    <style:style style:name="P33" style:family="paragraph" style:parent-style-name="Text_20_body" style:list-style-name="L1">
      <style:paragraph-properties fo:text-align="start" style:justify-single-word="false"/>
      <style:text-properties officeooo:rsid="0018959c" officeooo:paragraph-rsid="00213851"/>
    </style:style>
    <style:style style:name="P34" style:family="paragraph" style:parent-style-name="Text_20_body" style:list-style-name="L3">
      <style:text-properties officeooo:rsid="0016a1e7" officeooo:paragraph-rsid="00196990"/>
    </style:style>
    <style:style style:name="P35" style:family="paragraph" style:parent-style-name="Text_20_body" style:list-style-name="L1">
      <style:text-properties officeooo:rsid="0016a1e7" officeooo:paragraph-rsid="00213851"/>
    </style:style>
    <style:style style:name="P36" style:family="paragraph" style:parent-style-name="Text_20_body" style:list-style-name="L1">
      <style:paragraph-properties fo:text-align="start" style:justify-single-word="false"/>
      <style:text-properties officeooo:rsid="00213851" officeooo:paragraph-rsid="00213851"/>
    </style:style>
    <style:style style:name="P37" style:family="paragraph" style:parent-style-name="Text_20_body" style:list-style-name="L4">
      <style:text-properties officeooo:rsid="00127bd5" officeooo:paragraph-rsid="00108c4d"/>
    </style:style>
    <style:style style:name="P38" style:family="paragraph" style:parent-style-name="Text_20_body" style:list-style-name="L5">
      <style:text-properties officeooo:rsid="00127bd5" officeooo:paragraph-rsid="00127bd5"/>
    </style:style>
    <style:style style:name="P39" style:family="paragraph" style:parent-style-name="Text_20_body" style:list-style-name="L6">
      <style:text-properties officeooo:rsid="00127bd5" officeooo:paragraph-rsid="00127bd5"/>
    </style:style>
    <style:style style:name="P40" style:family="paragraph" style:parent-style-name="Text_20_body" style:list-style-name="L4">
      <style:text-properties officeooo:rsid="00108c4d" officeooo:paragraph-rsid="00127bd5"/>
    </style:style>
    <style:style style:name="P41" style:family="paragraph" style:parent-style-name="Text_20_body" style:list-style-name="L4">
      <style:text-properties officeooo:rsid="00108c4d" officeooo:paragraph-rsid="00108c4d"/>
    </style:style>
    <style:style style:name="P42" style:family="paragraph" style:parent-style-name="Text_20_body" style:list-style-name="L7"/>
    <style:style style:name="P43" style:family="paragraph" style:parent-style-name="Text_20_body" style:list-style-name="L7">
      <style:text-properties officeooo:rsid="001a3117" officeooo:paragraph-rsid="001a3117"/>
    </style:style>
    <style:style style:name="P44" style:family="paragraph" style:parent-style-name="Text_20_body" style:list-style-name="L7">
      <style:text-properties officeooo:rsid="001a3f8f" officeooo:paragraph-rsid="001a3f8f"/>
    </style:style>
    <style:style style:name="P45" style:family="paragraph" style:parent-style-name="Text_20_body" style:list-style-name="L7">
      <style:text-properties officeooo:rsid="001bf257" officeooo:paragraph-rsid="001a3f8f"/>
    </style:style>
    <style:style style:name="P46" style:family="paragraph" style:parent-style-name="Text_20_body" style:list-style-name="L7">
      <style:text-properties officeooo:rsid="001bf257" officeooo:paragraph-rsid="001bf257"/>
    </style:style>
    <style:style style:name="P47" style:family="paragraph" style:parent-style-name="Text_20_body">
      <style:text-properties officeooo:rsid="002d524b" officeooo:paragraph-rsid="002d524b"/>
    </style:style>
    <style:style style:name="P48" style:family="paragraph" style:parent-style-name="Heading_20_2">
      <style:text-properties officeooo:paragraph-rsid="00213851"/>
    </style:style>
    <style:style style:name="P49" style:family="paragraph" style:parent-style-name="Heading_20_2">
      <style:text-properties officeooo:rsid="0024a54b" officeooo:paragraph-rsid="0024a54b"/>
    </style:style>
    <style:style style:name="P50" style:family="paragraph" style:parent-style-name="Heading_20_1">
      <style:paragraph-properties fo:break-before="page"/>
    </style:style>
    <style:style style:name="P51" style:family="paragraph" style:parent-style-name="Heading_20_3">
      <style:text-properties officeooo:rsid="0016a1e7" officeooo:paragraph-rsid="00196990"/>
    </style:style>
    <style:style style:name="P52" style:family="paragraph" style:parent-style-name="Heading_20_3">
      <style:paragraph-properties fo:break-before="page"/>
    </style:style>
    <style:style style:name="T1" style:family="text">
      <style:text-properties officeooo:rsid="00108c4d"/>
    </style:style>
    <style:style style:name="T2" style:family="text">
      <style:text-properties officeooo:rsid="00127bd5"/>
    </style:style>
    <style:style style:name="T3" style:family="text">
      <style:text-properties officeooo:rsid="00139187"/>
    </style:style>
    <style:style style:name="T4" style:family="text">
      <style:text-properties officeooo:rsid="0013d08c"/>
    </style:style>
    <style:style style:name="T5" style:family="text">
      <style:text-properties officeooo:rsid="0016a1e7"/>
    </style:style>
    <style:style style:name="T6" style:family="text">
      <style:text-properties officeooo:rsid="001a3117"/>
    </style:style>
    <style:style style:name="T7" style:family="text">
      <style:text-properties officeooo:rsid="0024434a"/>
    </style:style>
    <style:style style:name="T8" style:family="text">
      <style:text-properties officeooo:rsid="0026c1cf"/>
    </style:style>
    <style:style style:name="T9" style:family="text">
      <style:text-properties officeooo:rsid="00286a6e"/>
    </style:style>
    <style:style style:name="T10" style:family="text">
      <style:text-properties officeooo:rsid="002e6812"/>
    </style:style>
    <style:style style:name="T11" style:family="text">
      <style:text-properties officeooo:rsid="002ec93f"/>
    </style:style>
    <style:style style:name="T12" style:family="text">
      <style:text-properties officeooo:rsid="00332726"/>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draw:ole-draw-aspect="1"/>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unins Archiv</text:p>
      <text:p text:style-name="P1">von Robert Grüning</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3"><text:a xlink:type="simple" xlink:href="#__RefHeading___Toc127_1974515401" text:style-name="Index_20_Link" text:visited-style-name="Index_20_Link"><text:s/>1 Entwicklungsumgebung<text:tab/>2</text:a></text:p>
          <text:p text:style-name="P22"><text:a xlink:type="simple" xlink:href="#__RefHeading___Toc129_1974515401" text:style-name="Index_20_Link" text:visited-style-name="Index_20_Link"><text:s/>1.1 Bestandteile<text:tab/>2</text:a></text:p>
          <text:p text:style-name="P22"><text:a xlink:type="simple" xlink:href="#__RefHeading___Toc131_1974515401" text:style-name="Index_20_Link" text:visited-style-name="Index_20_Link"><text:s/>1.2 Einrichtung<text:tab/>2</text:a></text:p>
          <text:p text:style-name="P24"><text:a xlink:type="simple" xlink:href="#__RefHeading___Toc135_1974515401" text:style-name="Index_20_Link" text:visited-style-name="Index_20_Link"><text:s/>1.2.1 Datenbank<text:tab/>2</text:a></text:p>
          <text:p text:style-name="P24"><text:a xlink:type="simple" xlink:href="#__RefHeading___Toc133_1974515401" text:style-name="Index_20_Link" text:visited-style-name="Index_20_Link"><text:s/>1.2.2 Website<text:tab/>2</text:a></text:p>
          <text:p text:style-name="P23"><text:a xlink:type="simple" xlink:href="#__RefHeading___Toc113_2078242971" text:style-name="Index_20_Link" text:visited-style-name="Index_20_Link"><text:s/>2 Typen<text:tab/>3</text:a></text:p>
          <text:p text:style-name="P22"><text:a xlink:type="simple" xlink:href="#__RefHeading___Toc115_2078242971" text:style-name="Index_20_Link" text:visited-style-name="Index_20_Link"><text:s/>2.1 Ablagetyp<text:tab/>3</text:a></text:p>
          <text:p text:style-name="P22"><text:a xlink:type="simple" xlink:href="#__RefHeading___Toc117_2078242971" text:style-name="Index_20_Link" text:visited-style-name="Index_20_Link"><text:s/>2.2 Fundattributtyp<text:tab/>4</text:a></text:p>
          <text:p text:style-name="P22"><text:a xlink:type="simple" xlink:href="#__RefHeading___Toc119_2078242971" text:style-name="Index_20_Link" text:visited-style-name="Index_20_Link"><text:s/>2.3 Kontexttyp<text:tab/>5</text:a></text:p>
          <text:p text:style-name="P22"><text:a xlink:type="simple" xlink:href="#__RefHeading___Toc245_822106951" text:style-name="Index_20_Link" text:visited-style-name="Index_20_Link"><text:s/>2.4 Ortstyp<text:tab/>6</text:a></text:p>
        </text:index-body>
      </text:table-of-content>
      <text:p text:style-name="P2"/>
      <text:p text:style-name="P2"/>
      <text:h text:style-name="P50" text:outline-level="1"><text:bookmark-start text:name="__RefHeading___Toc127_1974515401"/>Entwicklungsumgebung<text:bookmark-end text:name="__RefHeading___Toc127_1974515401"/></text:h>
      <text:h text:style-name="Heading_20_2" text:outline-level="2"><text:bookmark-start text:name="__RefHeading___Toc129_1974515401"/>Bestandteile<text:bookmark-end text:name="__RefHeading___Toc129_1974515401"/></text:h>
      <text:list xml:id="list4388883451811761854" text:style-name="L1">
        <text:list-item>
          <text:p text:style-name="P26">Webserver: z. B. Apache Http Server</text:p>
        </text:list-item>
        <text:list-item>
          <text:p text:style-name="P26">Datenbankserver: MySQL5 Server</text:p>
        </text:list-item>
        <text:list-item>
          <text:p text:style-name="P26">Versionsverwaltungssystem: git</text:p>
        </text:list-item>
      </text:list>
      <text:h text:style-name="Heading_20_2" text:outline-level="2"><text:bookmark-start text:name="__RefHeading___Toc131_1974515401"/>Einrichtung<text:bookmark-end text:name="__RefHeading___Toc131_1974515401"/></text:h>
      <text:h text:style-name="Heading_20_3" text:outline-level="3"><text:bookmark-start text:name="__RefHeading___Toc135_1974515401"/>Datenbank<text:bookmark-end text:name="__RefHeading___Toc135_1974515401"/></text:h>
      <text:list xml:id="list1132917502043165370" text:style-name="L2">
        <text:list-item>
          <text:p text:style-name="P28">Datenbankserver einrichten (MySQL5-Server)</text:p>
        </text:list-item>
        <text:list-item>
          <text:p text:style-name="P28">Datenbank „Munins_Archiv“ anlegen</text:p>
        </text:list-item>
        <text:list-item>
          <text:p text:style-name="P31">Benutzer anlegen</text:p>
          <text:list>
            <text:list-item>
              <text:p text:style-name="P31">Name: Munin</text:p>
            </text:list-item>
            <text:list-item>
              <text:p text:style-name="P31">Passwort: Erinnerung</text:p>
            </text:list-item>
            <text:list-item>
              <text:p text:style-name="P31">Lese- und Schreibrechte für die Datenbank vergeben</text:p>
            </text:list-item>
          </text:list>
        </text:list-item>
        <text:list-item>
          <text:p text:style-name="P28">SQL-Skripte ausführen</text:p>
          <text:list>
            <text:list-item>
              <text:p text:style-name="P28">create.sql</text:p>
            </text:list-item>
            <text:list-item>
              <text:p text:style-name="P28">insert data into AblageTyp.sql</text:p>
            </text:list-item>
            <text:list-item>
              <text:p text:style-name="P28">insert data into FundAttributTyp.sql</text:p>
            </text:list-item>
            <text:list-item>
              <text:p text:style-name="P28">insert data into KontextTyp.sql</text:p>
            </text:list-item>
            <text:list-item>
              <text:p text:style-name="P28">insert data into OrtTyp.sql</text:p>
            </text:list-item>
          </text:list>
        </text:list-item>
      </text:list>
      <text:h text:style-name="P51" text:outline-level="3"><text:bookmark-start text:name="__RefHeading___Toc133_1974515401"/>Website<text:bookmark-end text:name="__RefHeading___Toc133_1974515401"/></text:h>
      <text:list xml:id="list2963361878295206204" text:style-name="L3">
        <text:list-item>
          <text:p text:style-name="P34">Beliebigen Webserver einrichten (z. B. Apache Http Server)</text:p>
        </text:list-item>
        <text:list-item>
          <text:p text:style-name="P29"><text:span text:style-name="T5">git-Repository als Wurzel der Website einrichten (</text:span><text:a xlink:type="simple" xlink:href="http://localhost:80/Munins%20Archiv/src" text:style-name="Internet_20_link" text:visited-style-name="Visited_20_Internet_20_Link"><text:span text:style-name="T5">http://localhost:80/Munins Archiv/src</text:span></text:a><text:span text:style-name="T5">)</text:span></text:p>
        </text:list-item>
      </text:list>
      <text:p text:style-name="P11"/>
      <text:h text:style-name="P50" text:outline-level="1">Betriebsumgebung</text:h>
      <text:h text:style-name="P48" text:outline-level="2">Bestandteile</text:h>
      <text:list xml:id="list13821481572801" text:continue-list="list4388883451811761854" text:style-name="L1">
        <text:list-item>
          <text:p text:style-name="P27">Webserver: z. B. Apache Http Server</text:p>
        </text:list-item>
        <text:list-item>
          <text:p text:style-name="P27">Datenbankserver: MySQL5 Server</text:p>
        </text:list-item>
      </text:list>
      <text:p text:style-name="P10"/>
      <text:h text:style-name="Heading_20_2" text:outline-level="2">Einrichtung</text:h>
      <text:h text:style-name="Heading_20_3" text:outline-level="3"><text:bookmark-start text:name="__RefHeading___Toc135_19745154012"/>Datenbank<text:bookmark-end text:name="__RefHeading___Toc135_19745154012"/></text:h>
      <text:list xml:id="list13822250209539" text:continue-list="list13821481572801" text:style-name="L1">
        <text:list-item text:start-value="1">
          <text:p text:style-name="P30">Datenbankserver einrichten (MySQL5-Server)</text:p>
        </text:list-item>
        <text:list-item>
          <text:p text:style-name="P30">Datenbank „Munins_Archiv“ anlegen</text:p>
        </text:list-item>
        <text:list-item>
          <text:p text:style-name="P32">Benutzer anlegen</text:p>
          <text:list>
            <text:list-item>
              <text:p text:style-name="P32">Name: Munin</text:p>
            </text:list-item>
            <text:list-item>
              <text:p text:style-name="P33">Passwort: Erinnerung</text:p>
            </text:list-item>
            <text:list-item>
              <text:p text:style-name="P33">Lese- und Schreibrechte für die Datenbank vergeben</text:p>
            </text:list-item>
          </text:list>
        </text:list-item>
        <text:list-item>
          <text:p text:style-name="P30">SQL-Skripte ausführen</text:p>
          <text:list>
            <text:list-item>
              <text:p text:style-name="P30">create.sql</text:p>
            </text:list-item>
            <text:list-item>
              <text:p text:style-name="P30">insert data into AblageTyp.sql</text:p>
            </text:list-item>
            <text:list-item>
              <text:p text:style-name="P30">insert data into FundAttributTyp.sql</text:p>
            </text:list-item>
            <text:list-item>
              <text:p text:style-name="P30">insert data into KontextTyp.sql</text:p>
            </text:list-item>
            <text:list-item>
              <text:p text:style-name="P30">insert data into OrtTyp.sql</text:p>
            </text:list-item>
          </text:list>
        </text:list-item>
      </text:list>
      <text:h text:style-name="Heading_20_3" text:outline-level="3"><text:bookmark-start text:name="__RefHeading___Toc133_19745154012"/>Website<text:bookmark-end text:name="__RefHeading___Toc133_19745154012"/></text:h>
      <text:list xml:id="list13822458266427" text:continue-list="list13822250209539" text:style-name="L1">
        <text:list-item text:start-value="1">
          <text:p text:style-name="P35">Beliebigen Webserver einrichten (z. B. Apache Http Server)</text:p>
        </text:list-item>
        <text:list-item>
          <text:p text:style-name="P36">Inhalt des Ordners „src“ aus dem git-Repository als Wurzel der Website einrichten</text:p>
        </text:list-item>
      </text:list>
      <text:p text:style-name="P12"/>
      <text:h text:style-name="P50" text:outline-level="1">Erweiterung<text:span text:style-name="T7">en</text:span></text:h>
      <text:h text:style-name="Heading_20_2" text:outline-level="2">Dokumentenverwaltung</text:h>
      <text:p text:style-name="Text_20_body"/>
      <text:h text:style-name="P50" text:outline-level="1">Programmelemente</text:h>
      <text:p text:style-name="P13">Anwender treten mit unterschiedlichen Fragen und Verwaltungsaufgaben an <text:span text:style-name="T8">die Daten in </text:span><text:span text:style-name="Emphasis">Munins Archiv</text:span> heran. <text:span text:style-name="T8">Um </text:span>Übersichtlichkeit <text:span text:style-name="T8">zu erlangen, sind die Daten der </text:span>Anwendung <text:span text:style-name="T8">zu Themen</text:span> zu<text:span text:style-name="T8">sammengefasst. Funde, Kontexte, Ablagen und Orte bilden jeweils einen eigenen Schwerpunkt und sind trotzdem miteinander verknüpft.</text:span></text:p>
      <text:h text:style-name="P49" text:outline-level="2">Fund</text:h>
      <text:p text:style-name="P14"><text:span text:style-name="Emphasis">Munins Archiv</text:span> hat seinen <text:span text:style-name="T12">Kern</text:span> in der Verwaltung archäologischer Archive. Daraus resultiert, dass das zentrale Element der Anwendung der Fund ist.</text:p>
      <text:p text:style-name="P15">Eine Annahme ist, dass in klassischen Programmen die Daten von Funden aus einem Fundtyp und einem Beschreibungstext bestehen. Hinzu kommen können Fotos und Schlagworte. Bei einem solchen Datenmodell stellt sich die Frage, wo die Spezialisierung des Fundtyps <text:span text:style-name="T12">endet </text:span>und wo die reine Beschreibung im Fließtext <text:span text:style-name="T12">beginnt</text:span>. Beispiel: Ist die Spezifizierung „<text:span text:style-name="T9">Schmalsax II“ noch der Fundtyp oder bereits Beschreibung? Wenn „Schmalsax II“ als Teil der Beschreibung zählt, was ist dann der Fundtyp: „Schwert“, „Waffe“ oder etwas Allgemeineres? Aus diesem Grund gibt es in </text:span><text:span text:style-name="Emphasis"><text:span text:style-name="T9">Munins Archiv</text:span></text:span><text:span text:style-name="T9"> für Funde keinen Typ. Eine Beschreibung des Fundes als Fließtext ist ebenso nicht vorgesehen. Hier liegt der Grund im erwarteten Aufwand, eine Textsuche zu implementieren, die mit Synonymen und Wortbeugungen in den Textbeschreibungen umgehen kann.</text:span></text:p>
      <text:p text:style-name="P19">Der Fund besteht in <text:span text:style-name="Emphasis">Munins Archiv</text:span> aus einer Kombination von Merkmalsausprägungen, sogenannten Fundattributen. <text:span text:style-name="T12">In der Praxis sind nicht nur besondere Einzelfunde zu erfassen, sondern auch Massenfunde, die zu Dutzenden oder Tausenden auftreten. Um den Aufwand bei der Verwaltung und der technischen Datenhaltung gering zu halten, gibt es für jeden Funddatensatz das Merkmal „Anzahl“ mit dem Standardwert „1“.</text:span></text:p>
      <text:p text:style-name="P19"/>
      <text:h text:style-name="Heading_20_3" text:outline-level="3">Fundattribut</text:h>
      <text:p text:style-name="P16">Fundattribute gehören zu einem bestimmten Typ, z. B. „Material“, und haben einen spezifischen Wert, bspw. „Eisen“. <text:span text:style-name="T10">Sowohl die Typen als auch die Werte kann der Anwender beliebig festlegen.</text:span> Je mehr Attribute der Anwender mit einem Fund verknüpft, desto ausführlicher ist dieser beschrieben.</text:p>
      <text:p text:style-name="P17">Die Idee hinter dieser Technik entspricht dem folgenden Vorgang. Jemand notiert stichwortartig <text:span text:style-name="T11">Begriffsp</text:span>aare aus <text:span text:style-name="T11">einem </text:span>Merkmal und <text:span text:style-name="T11">einer </text:span>Ausprägung auf Karteikarten. <text:span text:style-name="T11">Die Person versucht dabei alle ihr bestimmbaren Eigenschaften des Fundes festzuhalten. Dabei können sich Karteikarten </text:span><text:s/>Beispiel: „Material: Eisen“, „Gegenstand: Schwert“, „<text:span text:style-name="T11">Art</text:span>: <text:span text:style-name="T9">Schmalsax II</text:span>“, „<text:span text:style-name="T11">Zeit: 6. Jhr.“, „Zeit: 7. Jhr.“, siehe </text:span><text:span text:style-name="T11"><text:sequence-ref text:reference-format="category-and-value" text:ref-name="refIllustration0">Abbildung 1</text:sequence-ref></text:span><text:span text:style-name="T11">.</text:span></text:p>
      <text:p text:style-name="P25"/>
      <text:p text:style-name="P20"><draw:frame draw:style-name="fr1" draw:name="Rahmen1" text:anchor-type="paragraph" svg:x="1.45cm" svg:y="-0.203cm" svg:width="14.101cm" draw:z-index="0"><draw:text-box fo:min-height="6.927cm"><text:p text:style-name="Illustration"><draw:frame draw:style-name="fr3" draw:name="Objekt1" text:anchor-type="paragraph" svg:y="0.22cm" svg:width="9.555cm" svg:height="6.151cm" style:rel-height="scale" draw:z-index="1"><draw:object xlink:href="./Object 1" xlink:type="simple" xlink:show="embed" xlink:actuate="onLoad"/><draw:image xlink:href="./ObjectReplacements/Object 1" xlink:type="simple" xlink:show="embed" xlink:actuate="onLoad"/><svg:desc>OLE-Objekt</svg:desc></draw:frame>Abbildung <text:sequence text:ref-name="refIllustration0" text:name="Illustration" text:formula="ooow:Illustration+1" style:num-format="1">1</text:sequence>: Fundbeschreibung mittels Fundattributen als Karteikarten</text:p></draw:text-box></draw:frame><text:soft-page-break/></text:p>
      <text:p text:style-name="P16">Aufgrund der Fülle von Ausprägungen sowie Synonymen <text:span text:style-name="T10">sind die Fundattribute hierarchisch strukturiert. Das heißt, dass der Anwender in der obersten Ebene allgemeine Ausprägungen vorfindet und darunter Spezifizierungen. Beispiel: Im Typ „Material“ befinden sich u.a. die Ausprägungen „Metall“, „Gestein“ und „Knochen“. Unter „Metall“ könnten Untergruppen, wie bspw. „Reinmetall“ und „Legierung“ oder „Edelmetall“ und „Nichtedelmetall“ aufgeführt sein, bevor „Eisen“, „Kupfer“, „Bronze“ etc. zu finden sind, vgl. </text:span><text:span text:style-name="T10"><text:sequence-ref text:reference-format="category-and-value" text:ref-name="refIllustration1">Abbildung 2</text:sequence-ref></text:span><text:span text:style-name="T10">.</text:span></text:p>
      <text:p text:style-name="P16"><draw:frame draw:style-name="fr2" draw:name="Rahmen2" text:anchor-type="paragraph" svg:width="14.101cm" draw:z-index="2"><draw:text-box fo:min-height="6.505cm"><text:p text:style-name="Illustration"><draw:frame draw:style-name="fr4" draw:name="Objekt2" text:anchor-type="paragraph" svg:x="2.311cm" svg:y="0.22cm" svg:width="7.742cm" svg:height="5.602cm"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2</text:sequence>: Hierarchische Struktur von Fundattributen</text:p></draw:text-box></draw:frame></text:p>
      <text:p text:style-name="P18">Für die Erfassung von Funden ergibt sich mit der hierarchischen Schlagworttechnik der Fundattribute der Vorteil, dass flexibel auf den Grad der Spezifizierung eingegangen werden kann. Wenn zum Beispiel der Erfasser das Material des Fundes als Metall bestimmen kann, aber nicht mehr, um welches Metall bzw. um welche Legierung es sich handelt, dann verknüpft er nur das Attribut „Metall“. Falls bei der Restaurierung des Fundes festgestellt wird, dass es sich um eine Bronzelegierung handelt, dann kann der Restaurator die Merkmalsbestimmung entsprechend der Hierarchie verfeinern.</text:p>
      <text:p text:style-name="P21"/>
      <text:h text:style-name="Heading_20_2" text:outline-level="2"><text:bookmark-start text:name="__RefHeading___Toc113_2078242971"/><text:soft-page-break/>Typen<text:bookmark-end text:name="__RefHeading___Toc113_2078242971"/></text:h>
      <text:h text:style-name="Heading_20_3" text:outline-level="3"><text:bookmark-start text:name="__RefHeading___Toc115_2078242971"/>Ablagetyp<text:bookmark-end text:name="__RefHeading___Toc115_2078242971"/></text:h>
      <text:p text:style-name="P3">Der Typ einer Ablage kann beliebig angelegt und verwendet werden. Aktuell stellt nur der Typ „Karton“ eine Besonderheit dar, weil er als einziger eine GUID besitzen kann und sich eine Identifikationsnummer anhand des im zugewiesenen Kontextes zuweist. Ein Beispiel für Ablagetypen und eine sinnvolle Hierarchie ihrer Elemente kann wie folgt aussehen:</text:p>
      <text:list xml:id="list6464567312435395378" text:style-name="L4">
        <text:list-item>
          <text:p text:style-name="P37">Archiv (Typ: Raum)</text:p>
          <text:list>
            <text:list-item>
              <text:p text:style-name="P40">A <text:span text:style-name="T2">(Typ: </text:span>Regal<text:span text:style-name="T2">)</text:span></text:p>
              <text:list>
                <text:list-item>
                  <text:p text:style-name="P40">1 <text:span text:style-name="T2">(Typ: </text:span>Regalbrett<text:span text:style-name="T2">)</text:span></text:p>
                  <text:list>
                    <text:list-item>
                      <text:p text:style-name="P41">1 <text:span text:style-name="T2">(Typ: Karton)</text:span></text:p>
                    </text:list-item>
                  </text:list>
                </text:list-item>
              </text:list>
            </text:list-item>
            <text:list-item>
              <text:p text:style-name="P40">Südseite <text:span text:style-name="T2">(Typ: </text:span>Stellplatz<text:span text:style-name="T2">)</text:span></text:p>
            </text:list-item>
          </text:list>
        </text:list-item>
      </text:list>
      <text:p text:style-name="P5"/>
      <text:h text:style-name="P52" text:outline-level="3"><text:bookmark-start text:name="__RefHeading___Toc117_2078242971"/>Fundattributtyp<text:bookmark-end text:name="__RefHeading___Toc117_2078242971"/></text:h>
      <text:p text:style-name="P7">Ein Fundattribut ist von einem bestimmten Typ und beschreibt einen Fund.<text:span text:style-name="T3">Die </text:span>Fundattribut<text:span text:style-name="T3">typen sind frei wählbar und stehen nicht hierarchisch zueinander</text:span>. <text:span text:style-name="T1">Ein Beispiel für </text:span>Fundattribut<text:span text:style-name="T1">typen und eine sinnvolle Hierarchie ihrer Elemente kann wie folgt aussehen:</text:span></text:p>
      <text:list xml:id="list3475770824906656360" text:style-name="L5">
        <text:list-item>
          <text:p text:style-name="P38">Metall (Typ: Material)</text:p>
          <text:list>
            <text:list-item>
              <text:p text:style-name="P38">Eisen (Typ: Material)</text:p>
            </text:list-item>
          </text:list>
        </text:list-item>
        <text:list-item>
          <text:p text:style-name="P38">Knochen (Typ: Material)</text:p>
        </text:list-item>
        <text:list-item>
          <text:p text:style-name="P38">Ton (Typ: Material)</text:p>
          <text:list>
            <text:list-item>
              <text:p text:style-name="P38">Graphitton (Typ: M<text:span text:style-name="T4">a</text:span>terial)</text:p>
            </text:list-item>
          </text:list>
        </text:list-item>
      </text:list>
      <text:p text:style-name="P6"/>
      <text:list xml:id="list13823105261033" text:continue-numbering="true" text:style-name="L5">
        <text:list-item>
          <text:p text:style-name="P38">Werkzeug (Typ: Gegenstand)</text:p>
          <text:list>
            <text:list-item>
              <text:p text:style-name="P38">Stichel (Typ: Gegenstand)</text:p>
            </text:list-item>
          </text:list>
        </text:list-item>
        <text:list-item>
          <text:p text:style-name="P38">Waffe (Typ: Gegenstand)</text:p>
          <text:list>
            <text:list-item>
              <text:p text:style-name="P38">Schwert (Typ: Gegenstand)</text:p>
            </text:list-item>
          </text:list>
        </text:list-item>
      </text:list>
      <text:p text:style-name="P6"/>
      <text:h text:style-name="P52" text:outline-level="3"><text:bookmark-start text:name="__RefHeading___Toc119_2078242971"/>Kontexttyp<text:bookmark-end text:name="__RefHeading___Toc119_2078242971"/></text:h>
      <text:p text:style-name="P6">Die Typen der Kontextelemente sind fest vorgegeben, erfüllen Vorgaben des Landesamtes und weichen in ihren Attributen stark voneinander ab. <text:span text:style-name="T1">Ein Beispiel für </text:span>Kontexttypen<text:span text:style-name="T1"> und eine sinnvolle Hierarchie ihrer Elemente kann wie folgt aussehen:</text:span></text:p>
      <text:list xml:id="list737726762636418047" text:style-name="L6">
        <text:list-item>
          <text:p text:style-name="P39">1 (Typ: Fundstelle)</text:p>
          <text:list>
            <text:list-item>
              <text:p text:style-name="P39">(Typ: Grabung)</text:p>
              <text:list>
                <text:list-item>
                  <text:p text:style-name="P39">1 (Typ: Fläche)</text:p>
                  <text:list>
                    <text:list-item>
                      <text:p text:style-name="P39">1 (Typ: Befund)</text:p>
                    </text:list-item>
                  </text:list>
                </text:list-item>
              </text:list>
            </text:list-item>
            <text:list-item>
              <text:p text:style-name="P39">I (Typ: Begehungsfläche)</text:p>
              <text:list>
                <text:list-item>
                  <text:p text:style-name="P39">1 (Typ: Begehung)</text:p>
                </text:list-item>
              </text:list>
            </text:list-item>
          </text:list>
        </text:list-item>
      </text:list>
      <text:p text:style-name="P6"/>
      <text:h text:style-name="P52" text:outline-level="3"><text:bookmark-start text:name="__RefHeading___Toc245_822106951"/>Ortstyp<text:bookmark-end text:name="__RefHeading___Toc245_822106951"/></text:h>
      <text:p text:style-name="P4">Der Typ eine<text:span text:style-name="T6">s Ortes</text:span> kann beliebig angelegt und verwendet werden. Ein Beispiel für <text:span text:style-name="T6">Orts</text:span>typen und ein sinnvolle<text:span text:style-name="T6">s</text:span> <text:span text:style-name="T6">Netz</text:span> ihrer Elemente kann wie folgt aussehen:</text:p>
      <text:list xml:id="list8824421516392782953" text:style-name="L7">
        <text:list-item>
          <text:p text:style-name="P42"><text:bookmark text:name="firstHeading"/>Neustadt an der Aisch-Bad Windsheim (Typ: Landkreis)</text:p>
          <text:list>
            <text:list-item>
              <text:p text:style-name="P43">Obernzenn (Typ: Markt)</text:p>
              <text:list>
                <text:list-item>
                  <text:p text:style-name="P43">Urphertshofen (Typ: Gemeinde)</text:p>
                </text:list-item>
              </text:list>
            </text:list-item>
          </text:list>
        </text:list-item>
        <text:list-item>
          <text:p text:style-name="P44">Fürth (Typ: kreisfreie Stadt)</text:p>
          <text:list>
            <text:list-item>
              <text:p text:style-name="P44">Altstadt (Typ: Bezirk)</text:p>
              <text:list>
                <text:list-item>
                  <text:p text:style-name="P45">Königstraße (Typ: Straße)</text:p>
                  <text:list>
                    <text:list-item>
                      <text:p text:style-name="P46">17 (Typ: Hausnummer)</text:p>
                    </text:list-item>
                  </text:list>
                </text:list-item>
              </text:list>
            </text:list-item>
          </text:list>
        </text:list-item>
      </text:list>
      <text:p text:style-name="P8">Die Beziehung zwischen geographischen und politischen Territorien ist komplex. Dies liegt darin begründet, dass jene historisch gewachsen sind, oftmals mehreren übergeordneten Orten zugeordnet sind und unterschiedliche Typen aufweisen, die unterschiedliche Bedeutungen haben.</text:p>
      <text:p text:style-name="P8"/>
      <text:h text:style-name="P50" text:outline-level="1">Ablagen verwalten</text:h>
      <text:p text:style-name="P9"/>
      <text:h text:style-name="Heading_20_2" text:outline-level="2">Ablage anlegen</text:h>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ton </meta:initial-creator>
    <meta:creation-date>2016-05-22T22:09:59.272022541</meta:creation-date>
    <dc:date>2017-01-24T01:38:19.671736986</dc:date>
    <meta:editing-duration>PT4H37M18S</meta:editing-duration>
    <meta:editing-cycles>24</meta:editing-cycles>
    <meta:generator>LibreOffice/5.0.3.2$Linux_x86 LibreOffice_project/00m0$Build-2</meta:generator>
    <meta:document-statistic meta:table-count="0" meta:image-count="0" meta:object-count="2" meta:page-count="11" meta:paragraph-count="110" meta:word-count="1028" meta:character-count="7279" meta:non-whitespace-character-count="63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1.404cm" fo:min-width="2.737cm"/>
    </style:style>
    <style:style style:name="gr2" style:family="graphic" style:parent-style-name="standard">
      <style:graphic-properties svg:stroke-color="#000000" draw:fill-color="#cccccc" draw:textarea-horizontal-align="justify" draw:textarea-vertical-align="middle" draw:auto-grow-height="false" fo:min-height="1.405cm" fo:min-width="2.737cm"/>
    </style:style>
    <style:style style:name="gr3" style:family="graphic" style:parent-style-name="standard">
      <style:graphic-properties svg:stroke-color="#000000" draw:fill="none" draw:textarea-vertical-align="middle" draw:auto-grow-height="false" fo:min-height="4.87cm" fo:min-width="0cm"/>
    </style:style>
    <style:style style:name="gr4" style:family="graphic" style:parent-style-name="objectwithoutfill">
      <style:graphic-properties draw:fill="solid" draw:fill-color="#999999" draw:textarea-vertical-align="middle"/>
    </style:style>
    <style:style style:name="P1" style:family="paragraph">
      <style:paragraph-properties fo:text-align="center"/>
    </style:style>
    <style:style style:name="P2" style:family="paragraph">
      <loext:graphic-properties draw:fill-color="#cccccc"/>
      <style:paragraph-properties fo:text-align="center"/>
      <style:text-properties fo:font-size="12pt" style:font-size-asian="12pt" style:font-size-complex="12pt"/>
    </style:style>
    <style:style style:name="P3" style:family="paragraph">
      <loext:graphic-properties draw:fill-color="#cccccc"/>
      <style:paragraph-properties fo:text-align="center"/>
      <style:text-properties fo:font-size="12pt"/>
    </style:style>
    <style:style style:name="P4" style:family="paragraph">
      <loext:graphic-properties draw:fill="none"/>
      <style:paragraph-properties fo:text-align="center"/>
    </style:style>
    <style:style style:name="P5" style:family="paragraph">
      <loext:graphic-properties draw:fill="solid" draw:fill-color="#999999"/>
      <style:paragraph-properties fo:text-align="center"/>
    </style:style>
    <style:style style:name="T1" style:family="text">
      <style:text-properties fo:font-size="12pt" fo:font-weight="bold" style:font-weight-asian="bold" style:font-weight-complex="bold"/>
    </style:style>
    <style:style style:name="T2"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237cm" svg:height="1.654cm" svg:x="1.4cm" svg:y="3.199cm">
          <text:p text:style-name="P1"><text:span text:style-name="T1">Zeit:</text:span></text:p>
          <text:p text:style-name="P1"><text:span text:style-name="T2">6. Jh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1.4cm">
          <text:p text:style-name="P1"><text:span text:style-name="T1">Material:</text:span></text:p>
          <text:p text:style-name="P1"><text:span text:style-name="T2">Eisen</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3.237cm" svg:height="1.655cm" svg:x="1.4cm" svg:y="4.997cm">
          <text:p text:style-name="P1"><text:span text:style-name="T1">Zeit:</text:span></text:p>
          <text:p text:style-name="P1"><text:span text:style-name="T2">7. Jhr.</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3.237cm" svg:height="1.655cm" svg:x="4.8cm" svg:y="1.4cm">
          <text:p text:style-name="P1"><text:span text:style-name="T1">Gegenstand:</text:span></text:p>
          <text:p text:style-name="P1"><text:span text:style-name="T2">Schwert</text:span></text:p>
          <draw:enhanced-geometry svg:viewBox="0 0 21600 21600" draw:mirror-horizontal="false" draw:mirror-vertical="false" draw:type="rectangle" draw:enhanced-path="M 0 0 L 21600 0 21600 21600 0 21600 0 0 Z N"/>
        </draw:custom-shape>
        <draw:custom-shape draw:style-name="gr1" draw:text-style-name="P3" draw:layer="layout" svg:width="3.237cm" svg:height="1.654cm" svg:x="4.8cm" svg:y="3.199cm">
          <text:p text:style-name="P1"><text:span text:style-name="T1">Art:</text:span></text:p>
          <text:p text:style-name="P1"><text:span text:style-name="T2">Schmalsax II</text:span></text:p>
          <draw:enhanced-geometry svg:viewBox="0 0 21600 21600" draw:mirror-horizontal="false" draw:mirror-vertical="false" draw:type="rectangle" draw:enhanced-path="M 0 0 L 21600 0 21600 21600 0 21600 0 0 Z N"/>
        </draw:custom-shape>
        <draw:custom-shape draw:style-name="gr3" draw:text-style-name="P4" draw:layer="layout" svg:width="0.7cm" svg:height="5.4cm" svg:x="8.264cm" svg:y="1.33cm">
          <text:p/>
          <draw:enhanced-geometry svg:viewBox="0 0 21600 21600" draw:mirror-horizontal="false" draw:mirror-vertical="false" draw:glue-points="0 0 0 21600 21600 10800" draw:text-areas="0 ?f9 7800 ?f10" draw:type="right-brace" draw:modifiers="1800 10821.995926680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olygon draw:style-name="gr4" draw:text-style-name="P5" draw:layer="layout" svg:width="2.08cm" svg:height="0.745cm" draw:transform="rotate (0.960105621522081) translate (8.99798929914901cm 4.5886083754721cm)" svg:viewBox="0 0 2081 746" draw:points="524,246 1745,246 2081,377 1835,549 557,467 508,746 369,721 418,442 0,369 25,229 385,221 352,0 492,25">
          <text:p/>
        </draw:polygon>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cccccc" draw:textarea-horizontal-align="justify" draw:textarea-vertical-align="middle" draw:auto-grow-height="false" fo:min-height="0.75cm" fo:min-width="3.3cm"/>
    </style:style>
    <style:style style:name="gr2" style:family="graphic" style:parent-style-name="standard">
      <style:graphic-properties svg:stroke-color="#000000" draw:fill-color="#999999" draw:textarea-horizontal-align="justify" draw:textarea-vertical-align="middle" draw:auto-grow-height="false" fo:min-height="0.75cm" fo:min-width="8.83cm"/>
    </style:style>
    <style:style style:name="gr3" style:family="graphic" style:parent-style-name="standard">
      <style:graphic-properties svg:stroke-color="#000000" draw:fill-color="#cccccc" draw:textarea-vertical-align="middle"/>
    </style:style>
    <style:style style:name="P1" style:family="paragraph">
      <style:paragraph-properties fo:text-align="center"/>
    </style:style>
    <style:style style:name="P2" style:family="paragraph">
      <loext:graphic-properties draw:fill-color="#cccccc"/>
      <style:paragraph-properties fo:text-align="center"/>
    </style:style>
    <style:style style:name="P3" style:family="paragraph">
      <style:paragraph-properties fo:text-align="center"/>
      <style:text-properties fo:font-weight="bold" style:font-weight-asian="bold" style:font-weight-complex="bold"/>
    </style:style>
    <style:style style:name="P4" style:family="paragraph">
      <loext:graphic-properties draw:fill-color="#999999"/>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3.8cm" svg:height="1cm" svg:x="2cm" svg:y="2.6cm">
          <text:p text:style-name="P1">Metall</text:p>
          <draw:enhanced-geometry svg:viewBox="0 0 21600 21600" draw:type="rectangle" draw:enhanced-path="M 0 0 L 21600 0 21600 21600 0 21600 0 0 Z N"/>
        </draw:custom-shape>
        <draw:custom-shape draw:style-name="gr2" draw:text-style-name="P4" draw:layer="layout" svg:width="9.33cm" svg:height="1cm" svg:x="1.77cm" svg:y="1.3cm">
          <text:p text:style-name="P3"><text:span text:style-name="T1">Material:</text:span></text:p>
          <draw:enhanced-geometry svg:viewBox="0 0 21600 21600" draw:type="rectangle" draw:enhanced-path="M 0 0 L 21600 0 21600 21600 0 21600 0 0 Z N"/>
        </draw:custom-shape>
        <draw:custom-shape draw:style-name="gr1" draw:text-style-name="P2" xml:id="id2" draw:id="id2" draw:layer="layout" svg:width="3.8cm" svg:height="1cm" svg:x="4.6cm" svg:y="3.8cm">
          <text:p text:style-name="P1">Legierung</text:p>
          <draw:enhanced-geometry svg:viewBox="0 0 21600 21600" draw:type="rectangle" draw:enhanced-path="M 0 0 L 21600 0 21600 21600 0 21600 0 0 Z N"/>
        </draw:custom-shape>
        <draw:custom-shape draw:style-name="gr1" draw:text-style-name="P2" xml:id="id3" draw:id="id3" draw:layer="layout" svg:width="3.8cm" svg:height="1cm" svg:x="7.2cm" svg:y="5cm">
          <text:p text:style-name="P1">Bronze</text:p>
          <draw:enhanced-geometry svg:viewBox="0 0 21600 21600" draw:type="rectangle" draw:enhanced-path="M 0 0 L 21600 0 21600 21600 0 21600 0 0 Z N"/>
        </draw:custom-shape>
        <draw:custom-shape draw:style-name="gr1" draw:text-style-name="P2" xml:id="id4" draw:id="id4" draw:layer="layout" svg:width="3.8cm" svg:height="1cm" svg:x="4.6cm" svg:y="6.2cm">
          <text:p text:style-name="P1">Kupfer</text:p>
          <draw:enhanced-geometry svg:viewBox="0 0 21600 21600" draw:type="rectangle" draw:enhanced-path="M 0 0 L 21600 0 21600 21600 0 21600 0 0 Z N"/>
        </draw:custom-shape>
        <draw:custom-shape draw:style-name="gr1" draw:text-style-name="P2" xml:id="id5" draw:id="id5" draw:layer="layout" svg:width="3.8cm" svg:height="1cm" svg:x="4.6cm" svg:y="7.4cm">
          <text:p text:style-name="P1">Eisen</text:p>
          <draw:enhanced-geometry svg:viewBox="0 0 21600 21600" draw:type="rectangle" draw:enhanced-path="M 0 0 L 21600 0 21600 21600 0 21600 0 0 Z N"/>
        </draw:custom-shape>
        <draw:connector draw:style-name="gr3" draw:text-style-name="P2" draw:layer="layout" svg:x1="3.9cm" svg:y1="3.6cm" svg:x2="4.6cm" svg:y2="4.3cm" draw:start-shape="id1" draw:start-glue-point="2" draw:end-shape="id2" draw:end-glue-point="3" svg:d="M3900 3600v700h700" svg:viewBox="0 0 701 701">
          <text:p/>
        </draw:connector>
        <draw:connector draw:style-name="gr3" draw:text-style-name="P2" draw:layer="layout" svg:x1="6.5cm" svg:y1="4.8cm" svg:x2="7.2cm" svg:y2="5.5cm" draw:start-shape="id2" draw:start-glue-point="2" draw:end-shape="id3" draw:end-glue-point="3" svg:d="M6500 4800v700h700" svg:viewBox="0 0 701 701">
          <text:p/>
        </draw:connector>
        <draw:connector draw:style-name="gr3" draw:text-style-name="P2" draw:layer="layout" svg:x1="3.9cm" svg:y1="3.6cm" svg:x2="4.6cm" svg:y2="6.7cm" draw:start-shape="id1" draw:start-glue-point="2" draw:end-shape="id4" draw:end-glue-point="3" svg:d="M3900 3600v3100h700" svg:viewBox="0 0 701 3101">
          <text:p/>
        </draw:connector>
        <draw:connector draw:style-name="gr3" draw:text-style-name="P2" draw:layer="layout" svg:x1="3.9cm" svg:y1="3.6cm" svg:x2="4.6cm" svg:y2="7.9cm" draw:start-shape="id1" draw:end-shape="id5" draw:end-glue-point="3" svg:d="M3900 3600v4300h700" svg:viewBox="0 0 701 4301">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